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adornments="Regular" style:font-family-generic="modern" style:font-pitch="fixed"/>
    <style:font-face style:name="Alef" svg:font-family="Alef" style:font-pitch="variable"/>
    <style:font-face style:name="Linux Biolinum G" svg:font-family="'Linux Biolinum G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Demibold Roman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style:font-name="Arial" fo:font-size="9pt" fo:font-weight="bold" officeooo:rsid="006c8fd4" officeooo:paragraph-rsid="006c8fd4" style:font-size-asian="9pt" style:font-weight-asian="bold" style:font-name-complex="Arial2" style:font-size-complex="9pt"/>
    </style:style>
    <style:style style:name="P2" style:family="paragraph" style:parent-style-name="Standard">
      <style:paragraph-properties fo:margin-top="0cm" fo:margin-bottom="0.071cm" loext:contextual-spacing="false" fo:line-height="100%"/>
      <style:text-properties style:font-name="Arial" fo:font-size="8pt" style:font-size-asian="8pt" style:font-name-complex="Arial2" style:font-size-complex="8pt"/>
    </style:style>
    <style:style style:name="P3" style:family="paragraph" style:parent-style-name="Standard">
      <style:paragraph-properties fo:margin-top="0cm" fo:margin-bottom="0.071cm" loext:contextual-spacing="false" fo:line-height="100%"/>
      <style:text-properties style:font-name="Arial" fo:font-size="8pt" officeooo:paragraph-rsid="00ffeb10" style:font-size-asian="8pt" style:font-name-complex="Arial2" style:font-size-complex="8pt"/>
    </style:style>
    <style:style style:name="P4" style:family="paragraph" style:parent-style-name="Standard">
      <style:paragraph-properties fo:margin-top="0cm" fo:margin-bottom="0.071cm" loext:contextual-spacing="false" fo:line-height="100%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.071cm" loext:contextual-spacing="false" fo:line-height="100%"/>
      <style:text-properties style:font-name="Arial" fo:font-size="10pt" officeooo:paragraph-rsid="00adc923" style:font-size-asian="10pt" style:font-name-complex="Arial2" style:font-size-complex="10pt"/>
    </style:style>
    <style:style style:name="P6" style:family="paragraph" style:parent-style-name="Standard">
      <style:paragraph-properties fo:margin-top="0cm" fo:margin-bottom="0.071cm" loext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 style:master-page-name="Standard">
      <style:paragraph-properties fo:margin-top="0cm" fo:margin-bottom="0.071cm" loext:contextual-spacing="false" fo:line-height="100%" fo:text-align="center" style:justify-single-word="false" style:page-number="auto"/>
      <style:text-properties fo:color="#c9211e" style:font-name="Arial" fo:font-size="14pt" fo:font-weight="bold" officeooo:rsid="00b4c1f5" officeooo:paragraph-rsid="00b4c1f5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cm" loext:contextual-spacing="true" fo:line-height="150%"/>
      <style:text-properties fo:color="#c9211e" style:font-name="Arial" fo:font-size="14pt" fo:font-weight="bold" officeooo:rsid="001c7025" officeooo:paragraph-rsid="0041cc21" style:font-size-asian="14pt" style:font-weight-asian="bold" style:font-name-complex="Arial2" style:font-size-complex="14pt"/>
    </style:style>
    <style:style style:name="P10" style:family="paragraph" style:parent-style-name="Standard">
      <style:paragraph-properties fo:margin-top="0cm" fo:margin-bottom="0cm" loext:contextual-spacing="true" fo:line-height="115%" fo:text-align="start" style:justify-single-word="false"/>
      <style:text-properties officeooo:paragraph-rsid="00adc923"/>
    </style:style>
    <style:style style:name="P11" style:family="paragraph" style:parent-style-name="Standard">
      <style:paragraph-properties fo:margin-top="0cm" fo:margin-bottom="0.212cm" loext:contextual-spacing="false" fo:line-height="100%"/>
      <style:text-properties fo:color="#c9211e" style:font-name="Arial" fo:font-size="14pt" fo:font-weight="bold" officeooo:rsid="001c7025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fo:color="#c9211e" style:font-name="Arial" fo:font-size="14pt" fo:font-weight="bold" officeooo:rsid="001c7025" officeooo:paragraph-rsid="001c7025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c9211e" style:font-name="Arial" fo:font-size="14pt" fo:font-weight="bold" officeooo:rsid="001c7025" style:font-size-asian="14pt" style:font-weight-asian="bold" style:font-name-complex="Arial2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c9211e" style:font-name="Arial" fo:font-size="14pt" fo:font-weight="bold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c9211e" style:font-name="Arial" fo:font-size="14pt" fo:font-weight="bold" officeooo:rsid="00b89110" officeooo:paragraph-rsid="00b89110" style:font-size-asian="14pt" style:font-weight-asian="bold" style:font-name-complex="Arial2" style:font-size-complex="14pt"/>
    </style:style>
    <style:style style:name="P1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333333" style:font-name="Arial" fo:font-size="9pt" fo:font-weight="normal" officeooo:rsid="00c08450" officeooo:paragraph-rsid="00c08450" style:font-size-asian="9pt" style:font-weight-asian="normal" style:font-name-complex="Arial2" style:font-size-complex="9pt" style:font-weight-complex="normal"/>
    </style:style>
    <style:style style:name="P17" style:family="paragraph" style:parent-style-name="List_20_Paragraph" style:list-style-name="L5">
      <style:paragraph-properties fo:line-height="100%"/>
    </style:style>
    <style:style style:name="P18" style:family="paragraph" style:parent-style-name="List_20_Paragraph" style:list-style-name="L6">
      <style:paragraph-properties fo:line-height="100%"/>
    </style:style>
    <style:style style:name="P19" style:family="paragraph" style:parent-style-name="List_20_Paragraph" style:list-style-name="L4">
      <style:paragraph-properties fo:line-height="100%"/>
      <style:text-properties fo:color="#333333" style:font-name="Arial" fo:font-size="9pt" style:font-size-asian="9pt" style:font-name-complex="Arial2" style:font-size-complex="9pt"/>
    </style:style>
    <style:style style:name="P20" style:family="paragraph" style:parent-style-name="List_20_Paragraph" style:list-style-name="L5">
      <style:paragraph-properties fo:line-height="100%"/>
      <style:text-properties fo:color="#333333" style:font-name="Arial" fo:font-size="9pt" style:font-size-asian="9pt" style:font-name-complex="Arial2" style:font-size-complex="9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15%" fo:text-indent="0cm" style:auto-text-indent="true"/>
      <style:text-properties style:font-name="Arial" fo:font-size="9pt" officeooo:paragraph-rsid="00220870" style:font-size-asian="9pt" style:font-size-complex="9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15%" fo:text-indent="0cm" style:auto-text-indent="true"/>
      <style:text-properties style:font-name="Arial" fo:font-size="9pt" officeooo:paragraph-rsid="00e079f6" style:font-size-asian="9pt" style:font-size-complex="9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true" fo:line-height="115%" fo:text-indent="0cm" style:auto-text-indent="true"/>
      <style:text-properties style:font-name="Arial" fo:font-size="9pt" officeooo:paragraph-rsid="0028d7b8" style:font-size-asian="9pt" style:font-size-complex="9pt"/>
    </style:style>
    <style:style style:name="P24" style:family="paragraph" style:parent-style-name="List_20_Paragraph" style:list-style-name="L8">
      <style:paragraph-properties fo:margin-top="0cm" fo:margin-bottom="0.071cm" loext:contextual-spacing="true" fo:line-height="100%"/>
    </style:style>
    <style:style style:name="P25" style:family="paragraph" style:parent-style-name="List_20_Paragraph" style:list-style-name="L4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26" style:family="paragraph" style:parent-style-name="List_20_Paragraph" style:list-style-name="L7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27" style:family="paragraph" style:parent-style-name="List_20_Paragraph" style:list-style-name="L9">
      <style:paragraph-properties fo:margin-top="0cm" fo:margin-bottom="0.071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28" style:family="paragraph" style:parent-style-name="List_20_Paragraph" style:list-style-name="L3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style:font-name="Arial" fo:font-size="9pt" style:font-size-asian="9pt" style:font-size-complex="9pt"/>
    </style:style>
    <style:style style:name="P29" style:family="paragraph" style:parent-style-name="List_20_Paragraph" style:list-style-name="L3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style:font-name="Arial" fo:font-size="9pt" officeooo:rsid="00e7de18" officeooo:paragraph-rsid="00e7de18" style:font-size-asian="9pt" style:font-size-complex="9pt"/>
    </style:style>
    <style:style style:name="P30" style:family="paragraph" style:parent-style-name="List_20_Paragraph" style:list-style-name="L3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officeooo:rsid="00cb430b" officeooo:paragraph-rsid="00cb430b" style:font-size-asian="9pt" style:font-name-complex="Arial2" style:font-size-complex="9pt"/>
    </style:style>
    <style:style style:name="P31" style:family="paragraph" style:parent-style-name="List_20_Paragraph" style:list-style-name="L3">
      <loext:graphic-properties draw:fill="none"/>
      <style:paragraph-properties fo:margin-top="0cm" fo:margin-bottom="0.071cm" loext:contextual-spacing="true" fo:line-height="100%" fo:text-align="start" style:justify-single-word="false" fo:orphans="2" fo:widows="2" fo:background-color="transparent" style:writing-mode="lr-tb"/>
      <style:text-properties fo:color="#333333" style:font-name="Arial" fo:font-size="9pt" officeooo:rsid="0127c605" officeooo:paragraph-rsid="0127c605" style:font-size-asian="9pt" style:font-name-complex="Arial2" style:font-size-complex="9pt"/>
    </style:style>
    <style:style style:name="P32" style:family="paragraph" style:parent-style-name="List_20_Paragraph" style:list-style-name="L8">
      <style:paragraph-properties fo:margin-top="0cm" fo:margin-bottom="0.212cm" loext:contextual-spacing="true" fo:line-height="100%" fo:text-align="justify" style:justify-single-word="false"/>
    </style:style>
    <style:style style:name="P33" style:family="paragraph" style:parent-style-name="List_20_Paragraph" style:list-style-name="L4">
      <style:paragraph-properties fo:margin-top="0cm" fo:margin-bottom="0.212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4" style:family="paragraph" style:parent-style-name="List_20_Paragraph" style:list-style-name="L6">
      <style:paragraph-properties fo:margin-top="0cm" fo:margin-bottom="0.212cm" loext:contextual-spacing="true" fo:line-height="100%"/>
      <style:text-properties fo:color="#333333" style:font-name="Arial" fo:font-size="9pt" style:font-size-asian="9pt" style:font-name-complex="Arial2" style:font-size-complex="9pt"/>
    </style:style>
    <style:style style:name="P35" style:family="paragraph" style:parent-style-name="List_20_Paragraph" style:list-style-name="L7">
      <style:paragraph-properties fo:margin-top="0cm" fo:margin-bottom="0.212cm" loext:contextual-spacing="true" fo:line-height="100%"/>
      <style:text-properties fo:color="#333333" style:font-name="Arial" fo:font-size="9pt" officeooo:paragraph-rsid="016d4353" style:font-size-asian="9pt" style:font-name-complex="Arial2" style:font-size-complex="9pt"/>
    </style:style>
    <style:style style:name="P36" style:family="paragraph" style:parent-style-name="List_20_Paragraph" style:list-style-name="L1">
      <style:paragraph-properties fo:margin-left="0cm" fo:margin-right="0cm" fo:margin-top="0cm" fo:margin-bottom="0.071cm" loext:contextual-spacing="true" fo:line-height="100%" fo:text-indent="0cm" style:auto-text-indent="false"/>
      <style:text-properties style:font-name="Arial" fo:font-size="9pt" style:font-size-asian="9pt" style:font-size-complex="9pt"/>
    </style:style>
    <style:style style:name="P37" style:family="paragraph">
      <loext:graphic-properties draw:fill-color="#ff0000"/>
      <style:paragraph-properties fo:text-align="center"/>
    </style:style>
    <style:style style:name="P38" style:family="paragraph">
      <loext:graphic-properties draw:fill-color="#ff0000"/>
      <style:paragraph-properties fo:text-align="center"/>
      <style:text-properties fo:font-size="11pt"/>
    </style:style>
    <style:style style:name="T1" style:family="text">
      <style:text-properties fo:font-weight="normal" officeooo:rsid="0028d7b8" style:font-weight-asian="normal" style:font-name-complex="Arial2" style:font-weight-complex="normal"/>
    </style:style>
    <style:style style:name="T2" style:family="text">
      <style:text-properties fo:font-weight="normal" officeooo:rsid="002bc48d" style:font-weight-asian="normal" style:font-name-complex="Arial2" style:font-weight-complex="normal"/>
    </style:style>
    <style:style style:name="T3" style:family="text">
      <style:text-properties fo:font-weight="normal" officeooo:rsid="002d38dc" style:font-weight-asian="normal" style:font-name-complex="Arial2" style:font-weight-complex="normal"/>
    </style:style>
    <style:style style:name="T4" style:family="text">
      <style:text-properties fo:font-weight="normal" officeooo:rsid="00290541" style:font-weight-asian="normal" style:font-name-complex="Arial2" style:font-weight-complex="normal"/>
    </style:style>
    <style:style style:name="T5" style:family="text">
      <style:text-properties fo:font-weight="normal" officeooo:rsid="002f2e41" style:font-weight-asian="normal" style:font-name-complex="Arial2" style:font-weight-complex="normal"/>
    </style:style>
    <style:style style:name="T6" style:family="text">
      <style:text-properties fo:font-weight="normal" officeooo:rsid="01605abb" style:font-weight-asian="normal" style:font-name-complex="Arial2" style:font-weight-complex="normal"/>
    </style:style>
    <style:style style:name="T7" style:family="text">
      <style:text-properties fo:font-weight="normal" officeooo:rsid="0160601a" style:font-weight-asian="normal" style:font-name-complex="Arial2" style:font-weight-complex="normal"/>
    </style:style>
    <style:style style:name="T8" style:family="text">
      <style:text-properties fo:font-weight="normal" officeooo:rsid="016259bb" style:font-weight-asian="normal" style:font-name-complex="Arial2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3811b" style:font-weight-asian="bold" style:font-name-complex="Arial2"/>
    </style:style>
    <style:style style:name="T11" style:family="text">
      <style:text-properties fo:font-weight="bold" officeooo:rsid="0028d7b8" style:font-weight-asian="bold" style:font-name-complex="Arial2" style:font-weight-complex="bold"/>
    </style:style>
    <style:style style:name="T12" style:family="text">
      <style:text-properties style:font-name-complex="Arial2"/>
    </style:style>
    <style:style style:name="T13" style:family="text">
      <style:text-properties officeooo:rsid="00229de7" style:font-name-complex="Arial2"/>
    </style:style>
    <style:style style:name="T14" style:family="text">
      <style:text-properties officeooo:rsid="003734c0" style:font-name-complex="Arial2"/>
    </style:style>
    <style:style style:name="T15" style:family="text">
      <style:text-properties officeooo:rsid="00389f85" style:font-name-complex="Arial2"/>
    </style:style>
    <style:style style:name="T16" style:family="text">
      <style:text-properties fo:color="#c9211e" style:font-name="Arial" fo:font-size="9pt" fo:font-weight="bold" style:font-size-asian="9pt" style:font-weight-asian="bold" style:font-name-complex="Arial2"/>
    </style:style>
    <style:style style:name="T17" style:family="text">
      <style:text-properties fo:color="#c9211e" style:font-name="Arial" fo:font-size="9pt" fo:font-weight="bold" style:font-size-asian="9pt" style:font-weight-asian="bold" style:font-name-complex="Arial2" style:font-size-complex="9pt"/>
    </style:style>
    <style:style style:name="T18" style:family="text">
      <style:text-properties fo:color="#c9211e" style:font-name="Arial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T19" style:family="text">
      <style:text-properties fo:color="#c9211e" style:font-name="Arial" fo:font-size="9pt" style:font-size-asian="9pt" style:font-name-complex="Arial2" style:font-size-complex="9pt"/>
    </style:style>
    <style:style style:name="T20" style:family="text">
      <style:text-properties style:font-name="Arial" fo:font-size="9pt" fo:font-weight="bold" style:font-size-asian="9pt" style:font-weight-asian="bold" style:font-name-complex="Arial2"/>
    </style:style>
    <style:style style:name="T21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22" style:family="text">
      <style:text-properties style:font-name="Arial" fo:font-size="9pt" style:text-underline-style="none" fo:font-weight="bold" style:font-size-asian="9pt" style:font-weight-asian="bold" style:font-name-complex="Arial2" style:font-size-complex="9pt"/>
    </style:style>
    <style:style style:name="T23" style:family="text">
      <style:text-properties style:font-name="Arial" fo:font-size="9pt" style:font-size-asian="9pt" style:font-name-complex="Arial2" style:font-size-complex="9pt"/>
    </style:style>
    <style:style style:name="T24" style:family="text">
      <style:text-properties style:font-name="Arial" fo:font-size="9pt" officeooo:rsid="008657f1" style:font-size-asian="9pt" style:font-name-complex="Arial2" style:font-size-complex="9pt"/>
    </style:style>
    <style:style style:name="T25" style:family="text">
      <style:text-properties style:font-name="Arial" fo:font-size="9pt" officeooo:rsid="01717c05" style:font-size-asian="9pt" style:font-name-complex="Arial2" style:font-size-complex="9pt"/>
    </style:style>
    <style:style style:name="T26" style:family="text">
      <style:text-properties style:font-name="Arial" fo:font-size="9pt" style:font-size-asian="9pt" style:font-size-complex="9pt"/>
    </style:style>
    <style:style style:name="T27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8" style:family="text">
      <style:text-properties style:font-name="Arial" fo:font-size="8pt" style:font-size-asian="8pt" style:font-name-complex="Arial2" style:font-size-complex="8pt"/>
    </style:style>
    <style:style style:name="T29" style:family="text">
      <style:text-properties style:font-name="Arial" fo:font-size="8pt" officeooo:rsid="005e734b" style:font-size-asian="8pt" style:font-name-complex="Arial2" style:font-size-complex="8pt"/>
    </style:style>
    <style:style style:name="T30" style:family="text">
      <style:text-properties style:font-name="Arial" fo:font-size="8pt" officeooo:rsid="00f02abd" style:font-size-asian="8pt" style:font-name-complex="Arial2" style:font-size-complex="8pt"/>
    </style:style>
    <style:style style:name="T31" style:family="text">
      <style:text-properties fo:color="#333333" style:font-name-complex="Arial2"/>
    </style:style>
    <style:style style:name="T32" style:family="text">
      <style:text-properties fo:color="#333333" style:font-name="Arial" fo:font-size="9pt" style:font-size-asian="9pt" style:font-name-complex="Arial2" style:font-size-complex="9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5242a6" style:font-size-asian="8pt" style:font-size-complex="8pt"/>
    </style:style>
    <style:style style:name="T36" style:family="text">
      <style:text-properties fo:font-size="8pt" officeooo:rsid="00f1c944" style:font-size-asian="8pt" style:font-size-complex="8pt"/>
    </style:style>
    <style:style style:name="T37" style:family="text">
      <style:text-properties officeooo:rsid="00c51a06"/>
    </style:style>
    <style:style style:name="T38" style:family="text">
      <style:text-properties officeooo:rsid="00da3958"/>
    </style:style>
    <style:style style:name="T39" style:family="text">
      <style:text-properties officeooo:rsid="00f51164"/>
    </style:style>
    <style:style style:name="T40" style:family="text">
      <style:text-properties officeooo:rsid="00ff2429"/>
    </style:style>
    <style:style style:name="T41" style:family="text">
      <style:text-properties officeooo:rsid="015566ec"/>
    </style:style>
    <style:style style:name="T42" style:family="text">
      <style:text-properties officeooo:rsid="01642df3"/>
    </style:style>
    <style:style style:name="T43" style:family="text">
      <style:text-properties officeooo:rsid="01643f48"/>
    </style:style>
    <style:style style:name="T44" style:family="text">
      <style:text-properties officeooo:rsid="01677c57"/>
    </style:style>
    <style:style style:name="T45" style:family="text">
      <style:text-properties officeooo:rsid="016d4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<text:span text:style-name="T33">THER</text:span> Q<text:span text:style-name="T33">URESHI</text:span></text:p>
      <text:p text:style-name="P1">Full Stack Data Scientist</text:p>
      <text:p text:style-name="P8"><text:a xlink:type="simple" xlink:href="https://github.com/atherqureshi" text:style-name="ListLabel_20_31" text:visited-style-name="ListLabel_20_31"><text:span text:style-name="Internet_20_link"><text:span text:style-name="T16">GitHub</text:span></text:span></text:a><text:span text:style-name="T20"> | </text:span><text:a xlink:type="simple" xlink:href="https://www.linkedin.com/in/atherqureshi/" text:style-name="ListLabel_20_31" text:visited-style-name="ListLabel_20_31"><text:span text:style-name="Internet_20_link"><text:span text:style-name="T16">LinkedIn</text:span></text:span></text:a><text:span text:style-name="T20"> | </text:span><text:a xlink:type="simple" xlink:href="https://atherqureshi.github.io/" text:style-name="ListLabel_20_31" text:visited-style-name="ListLabel_20_31"><text:span text:style-name="Internet_20_link"><text:span text:style-name="T16">Website</text:span></text:span></text:a></text:p>
      <text:p text:style-name="P8"><text:a xlink:type="simple" xlink:href="mailto:atherqureshi07@gmail.com" text:style-name="ListLabel_20_32" text:visited-style-name="ListLabel_20_32"><text:span text:style-name="T26">atherqureshi07@gmail.com</text:span></text:a><text:span text:style-name="T23"> | (+1) 647-383-7332 | </text:span><text:span text:style-name="T24">Toronto</text:span><text:span text:style-name="T23">, ON</text:span></text:p>
      <text:p text:style-name="P15">Summary</text:p>
      <text:p text:style-name="P16"><draw:line text:anchor-type="paragraph" draw:z-index="6" draw:name="Shape1" draw:style-name="gr1" draw:text-style-name="P37" svg:x1="-0.034cm" svg:y1="-0.125cm" svg:x2="19.469cm" svg:y2="-0.106cm"><text:p/></draw:line><text:span text:style-name="T37">I am a business intelligence professional who loves working on everything involved in machine learning problems. I consider myself somewhere in the intersection between the field of software engineer, data analyst, modeller, and data engineer – which has landed me the role of “Data Scientist”. I am no stranger to system design and the work involved in building business cases. I am a big fan of open source, and collaboration. I love working with others, designing meaningful projects, and building awesome things. </text:span></text:p>
      <text:p text:style-name="P12">Skills</text:p>
      <text:list xml:id="list3505097739" text:style-name="WWNum1">
        <text:list-header>
          <text:p text:style-name="P21"><draw:line text:anchor-type="paragraph" draw:z-index="0" draw:name="Shape1" draw:style-name="gr1" draw:text-style-name="P37" svg:x1="-0.023cm" svg:y1="-0.152cm" svg:x2="19.48cm" svg:y2="-0.133cm"><text:p/></draw:line><text:span text:style-name="T10">Programming<text:tab/></text:span><text:span text:style-name="T12">Python Java C </text:span><text:span text:style-name="T13">J</text:span><text:span text:style-name="T12">avaScript </text:span><text:span text:style-name="T14">Spark </text:span><text:span text:style-name="T15">Bash</text:span></text:p>
          <text:p text:style-name="P22"><text:span text:style-name="T11">Full Stack <text:tab/></text:span><text:span text:style-name="T1">Linux Docker Kubernetes Flask HTML/CSS </text:span><text:span text:style-name="T2">HDFS RDBMS </text:span><text:span text:style-name="T6">NoSQL</text:span><text:span text:style-name="T2"> </text:span><text:span text:style-name="T3">Redis/</text:span><text:span text:style-name="T7">MemCache</text:span><text:span text:style-name="T8">d</text:span></text:p>
          <text:p text:style-name="P23"><text:span text:style-name="T11">Data Science<text:tab/></text:span><text:span text:style-name="T4">SQL IPython Sklearn Keras</text:span><text:span text:style-name="T1"> </text:span><text:span text:style-name="T5">Excel</text:span></text:p>
        </text:list-header>
      </text:list>
      <text:p text:style-name="P9">Experience</text:p>
      <text:p text:style-name="P10"><draw:line text:anchor-type="paragraph" draw:z-index="1" draw:name="Shape1" draw:style-name="gr1" draw:text-style-name="P37" svg:x1="0.014cm" svg:y1="-0.182cm" svg:x2="19.517cm" svg:y2="-0.163cm"><text:p/></draw:line><text:span text:style-name="T27">Data Scientist</text:span></text:p>
      <text:p text:style-name="P10"><text:span text:style-name="T30">Bell | </text:span><text:span text:style-name="T29">O</text:span><text:span text:style-name="T28">ct 2018 – Present | Toronto, ON</text:span></text:p>
      <text:list xml:id="list1692879895" text:style-name="L3">
        <text:list-item>
          <text:p text:style-name="P30">Led <text:span text:style-name="T38">implementation and designed the complete end-to-end solution for a call prediction model which led to 20% decrease in average call time</text:span></text:p>
        </text:list-item>
        <text:list-item>
          <text:p text:style-name="P31">Complete ownership of <text:span text:style-name="T41">on-demand (sub 500ms SLA) model application using both real-time and batch data</text:span></text:p>
        </text:list-item>
        <text:list-item>
          <text:p text:style-name="P28"><text:span text:style-name="T31">Used variety of machine learning tools such as Neural Networks and Gradient Boosted Decision Trees for a variety of classification and regression problems</text:span></text:p>
        </text:list-item>
        <text:list-item>
          <text:p text:style-name="P29"><text:span text:style-name="T31">Designed full CI/CD pipelines to run tests, build images, and deploy services to Kubernetes environment</text:span></text:p>
        </text:list-item>
      </text:list>
      <text:list xml:id="list1743812587" text:style-name="L1">
        <text:list-header>
          <text:p text:style-name="P36"><text:span text:style-name="T31"/></text:p>
        </text:list-header>
      </text:list>
      <text:p text:style-name="P5"><text:span text:style-name="T9">Data Engineer</text:span></text:p>
      <text:p text:style-name="P5"><text:span text:style-name="T36">Bell | </text:span><text:span text:style-name="T34">S</text:span><text:span text:style-name="T35">e</text:span><text:span text:style-name="T34">pt 2017 – Oct 2018 | Toronto, ON</text:span></text:p>
      <text:list xml:id="list2084220804" text:style-name="L4">
        <text:list-item>
          <text:p text:style-name="P25">Primary data engineering team that manages over 6 Petabytes of data with over 150+ attributes per customer </text:p>
        </text:list-item>
        <text:list-item>
          <text:p text:style-name="P19">Lead data engineer for campaign tool (SMS, Email, Inbound/outbound calls) – 80M Offers Per Year</text:p>
        </text:list-item>
        <text:list-item>
          <text:p text:style-name="P19">Completed Integration of Small Business Data to our Data Warehouse</text:p>
        </text:list-item>
        <text:list-item>
          <text:p text:style-name="P33">Created Tableau dashboards and SAS macros to assist production in moderating over 8000 ETL Jobs</text:p>
        </text:list-item>
      </text:list>
      <text:p text:style-name="P11">Projects</text:p>
      <text:p text:style-name="P4"><draw:line text:anchor-type="paragraph" draw:z-index="2" draw:name="Shape1" draw:style-name="gr1" draw:text-style-name="P37" svg:x1="0.014cm" svg:y1="-0.122cm" svg:x2="19.517cm" svg:y2="-0.103cm"><text:p/></draw:line>Machine Learning and Visualizations</text:p>
      <text:p text:style-name="P2"><text:span text:style-name="T40">Western University | </text:span>May 2017 – August 2017 | London, ON</text:p>
      <text:list xml:id="list1585285202" text:style-name="L5">
        <text:list-item>
          <text:p text:style-name="P17"><text:span text:style-name="T32">Independently created </text:span><text:a xlink:type="simple" xlink:href="https://github.com/atherqureshi/4490Z_DecisionTreeVisualizer" text:style-name="ListLabel_20_34" text:visited-style-name="ListLabel_20_34"><text:span text:style-name="Internet_20_link"><text:span text:style-name="T17">Decision Visualizer</text:span></text:span></text:a><text:span text:style-name="T32">, an interactive web app to generate and visualization decision trees</text:span></text:p>
        </text:list-item>
        <text:list-item>
          <text:p text:style-name="P20">Using Python libraries scikit-learn, numpy and pandas, created a generic script that would parse csv data and create a decision tree <text:span text:style-name="T42">classifier</text:span></text:p>
        </text:list-item>
        <text:list-item>
          <text:p text:style-name="P20">Made an interactive viewer for the <text:span text:style-name="T43">classifer</text:span> using d3.js that also allowed users to predict new data <text:span text:style-name="T44">and see how predictions are made</text:span></text:p>
        </text:list-item>
      </text:list>
      <text:p text:style-name="P6">HTML5 JavaScript Game</text:p>
      <text:p text:style-name="P3"><text:span text:style-name="T40">Western University | </text:span>Jan 2017 – April 2017 | London, ON</text:p>
      <text:list xml:id="list1729745336" text:style-name="L6">
        <text:list-item>
          <text:p text:style-name="P18"><text:span text:style-name="T32">Lead for </text:span><text:a xlink:type="simple" xlink:href="https://github.com/xchen389/cs4483game" text:style-name="ListLabel_20_35" text:visited-style-name="ListLabel_20_35"><text:span text:style-name="Internet_20_link"><text:span text:style-name="T17">Attack of the Bubbles</text:span></text:span></text:a><text:span text:style-name="T32"> for game design course, utilizing primarily the phaser JavaScript Library</text:span></text:p>
        </text:list-item>
        <text:list-item>
          <text:p text:style-name="P34">Developed collision and physics engine, user interface, graphics, animations, localStorage saving system, and wrote game music</text:p>
        </text:list-item>
      </text:list>
      <text:p text:style-name="P11">Education</text:p>
      <text:p text:style-name="P4"><draw:line text:anchor-type="paragraph" draw:z-index="3" draw:name="Shape1" draw:style-name="gr1" draw:text-style-name="P37" svg:x1="0.014cm" svg:y1="-0.134cm" svg:x2="19.517cm" svg:y2="-0.115cm"><text:p/></draw:line>Western University | BSc <text:span text:style-name="T39">Honours</text:span> Specialization in Computer Science, Minor in Psychology</text:p>
      <text:p text:style-name="P2">September 2012 – August 2017 | London, ON</text:p>
      <text:list xml:id="list1042258967" text:style-name="L7">
        <text:list-item>
          <text:p text:style-name="P26">3.67 cGPA <text:s/>| 3.81 GPA in Major (Computer Science)</text:p>
        </text:list-item>
        <text:list-item>
          <text:p text:style-name="P35">Western Scholarship of Distinction <text:span text:style-name="T45">and </text:span>Dean’s List</text:p>
        </text:list-item>
      </text:list>
      <text:p text:style-name="P13">Certifications</text:p>
      <text:list xml:id="list2206711582" text:style-name="L8">
        <text:list-item>
          <text:p text:style-name="P24"><draw:line text:anchor-type="paragraph" draw:z-index="4" draw:name="Shape1" draw:style-name="gr1" draw:text-style-name="P38" svg:x1="-0.006cm" svg:y1="-0.128cm" svg:x2="19.5cm" svg:y2="-0.107cm"><text:p/></draw:line><text:a xlink:type="simple" xlink:href="https://printer.udacity.com/v2/certificate/2USR2AG5/download" text:style-name="ListLabel_20_36" text:visited-style-name="ListLabel_20_36"><text:span text:style-name="Internet_20_link"><text:span text:style-name="T17">Udacity Full Stack Web Developer Nano Degree</text:span></text:span></text:a><text:span text:style-name="Internet_20_link"><text:span text:style-name="T22"> </text:span></text:span><text:span text:style-name="T23">|</text:span><text:span text:style-name="T21"> </text:span><text:span text:style-name="T23">Frontend, Backend, CRUD, deployment, </text:span><text:span text:style-name="T25">Linux</text:span></text:p>
        </text:list-item>
        <text:list-item>
          <text:p text:style-name="P24"><text:a xlink:type="simple" xlink:href="https://courses.edx.org/certificates/81d62d49b1924ac68fd8bdd8e8239076" text:style-name="ListLabel_20_37" text:visited-style-name="ListLabel_20_37"><text:span text:style-name="T18">EDX DAT203.1x: Data Science Essentials</text:span></text:a><text:span text:style-name="T19"> </text:span><text:span text:style-name="T23">| Microsoft Azure, Python, Seaborn, Matplotlib</text:span></text:p>
        </text:list-item>
        <text:list-item>
          <text:p text:style-name="P24"><text:a xlink:type="simple" xlink:href="https://courses.edx.org/certificates/46ec331154d943dba747fb75e098f98a" text:style-name="ListLabel_20_37" text:visited-style-name="ListLabel_20_37"><text:span text:style-name="T18">EDX DAT205x: Introduction to Data Analysis using Excel</text:span></text:a><text:span text:style-name="T23"> |</text:span><text:span text:style-name="T21"> </text:span><text:span text:style-name="T23">Data Mining, Pivot tables, Macros</text:span></text:p>
        </text:list-item>
        <text:list-item>
          <text:p text:style-name="P24"><text:a xlink:type="simple" xlink:href="https://courses.teradata.com/learning/cust_ed/_certificate/?FBSFDS5444%3A0Buifs%21Rvsftij0Nbsl%21Kbvtt0" text:style-name="ListLabel_20_37" text:visited-style-name="ListLabel_20_37"><text:span text:style-name="T18">Teradata: Introduction to Teradata / Advanced SQL Features</text:span></text:a><text:span text:style-name="T23"> |</text:span><text:span text:style-name="T21"> </text:span><text:span text:style-name="T23">Performance Tuning, Recursion, OLAP</text:span></text:p>
        </text:list-item>
        <text:list-item>
          <text:p text:style-name="P32"><text:a xlink:type="simple" xlink:href="https://www.youracclaim.com/badges/f47dd1ec-2ed9-4b77-bf74-61026d212d1c/public_url" text:style-name="ListLabel_20_36" text:visited-style-name="ListLabel_20_36"><text:span text:style-name="Internet_20_link"><text:span text:style-name="T17">SAS Programming 2</text:span></text:span></text:a><text:span text:style-name="T23"> and </text:span><text:a xlink:type="simple" xlink:href="https://www.youracclaim.com/badges/972224e4-fc1c-43bd-adc1-ccdfa70f0144/public_url" text:style-name="ListLabel_20_36" text:visited-style-name="ListLabel_20_36"><text:span text:style-name="Internet_20_link"><text:span text:style-name="T17">SAS Advanced Macro Training</text:span></text:span></text:a></text:p>
        </text:list-item>
      </text:list>
      <text:p text:style-name="P14">Extracurricular</text:p>
      <text:list xml:id="list2274762271" text:style-name="L9">
        <text:list-item>
          <text:p text:style-name="P27"><draw:line text:anchor-type="paragraph" draw:z-index="5" draw:name="Shape1" draw:style-name="gr1" draw:text-style-name="P37" svg:x1="0.005cm" svg:y1="-0.139cm" svg:x2="19.508cm" svg:y2="-0.12cm"><text:p/></draw:line><text:span text:style-name="T9">President</text:span> of Western’s Pakistani Students Association | $2000 Annual Budget | 150 Memb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adornments="Regular" style:font-family-generic="modern" style:font-pitch="fixed"/>
    <style:font-face style:name="Alef" svg:font-family="Alef" style:font-pitch="variable"/>
    <style:font-face style:name="Linux Biolinum G" svg:font-family="'Linux Biolinum G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Demibold Roman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t-line-clamp_5f__5f_line" style:display-name="lt-line-clamp__lin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1" fo:font-family="Arial" style:font-family-generic="roman" style:font-pitch="variable" fo:font-size="9pt" fo:font-weight="bold" style:font-size-asian="9pt" style:font-weight-asian="bold" style:font-name-complex="Arial2" style:font-family-complex="Arial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fo:color="#0070c0"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="Arial1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9pt"/>
    </style:style>
    <style:style style:name="ListLabel_20_37" style:display-name="ListLabel 37" style:family="text">
      <style:text-properties fo:color="#0070c0" style:font-name="Arial1" fo:font-family="Arial" style:font-family-generic="roman" style:font-pitch="variable" fo:font-size="10pt" style:text-underline-style="solid" style:text-underline-width="auto" style:text-underline-color="font-color" fo:font-weight="bold" style:font-size-asian="10pt" style:font-weight-asian="bold" style:font-name-complex="Arial2" style:font-family-complex="Arial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Qureshi</meta:initial-creator>
    <meta:editing-cycles>482</meta:editing-cycles>
    <meta:print-date>2018-06-26T00:56:00</meta:print-date>
    <meta:creation-date>2018-06-26T00:50:00</meta:creation-date>
    <dc:date>2019-06-20T23:33:06.403000000</dc:date>
    <meta:editing-duration>PT5H37M40S</meta:editing-duration>
    <meta:generator>LibreOffice/6.2.4.2$Windows_X86_64 LibreOffice_project/2412653d852ce75f65fbfa83fb7e7b669a126d64</meta:generator>
    <meta:document-statistic meta:table-count="0" meta:image-count="0" meta:object-count="0" meta:page-count="1" meta:paragraph-count="47" meta:word-count="533" meta:character-count="3384" meta:non-whitespace-character-count="29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